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Texte Open Offic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ann LESUEUR</meta:initial-creator>
    <meta:creation-date>2015-09-03T11:29:50</meta:creation-date>
    <meta:document-statistic meta:table-count="0" meta:image-count="0" meta:object-count="0" meta:page-count="1" meta:paragraph-count="1" meta:word-count="4" meta:character-count="29"/>
    <dc:date>2015-09-03T11:31:25</dc:date>
    <dc:creator>Yoann LESUEUR</dc:creator>
    <meta:editing-duration>PT1M38S</meta:editing-duration>
    <meta:editing-cycles>1</meta:editing-cycles>
    <meta:generator>OpenOffice/4.0.1$Unix OpenOffice.org_project/401m5$Build-9714</meta:generator>
  </office:meta>
</office:document-meta>
</file>